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8cm" svg:height="21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ancea </meta:initial-creator>
    <meta:creation-date>2012-10-09T20:37:50</meta:creation-date>
    <meta:editing-duration>PT9H14M4S</meta:editing-duration>
    <meta:editing-cycles>14</meta:editing-cycles>
    <dc:date>2014-12-15T10:11:43.199735796</dc:date>
    <meta:generator>LibreOffice/4.2.7.2$Linux_X86_64 LibreOffice_project/420m0$Build-2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4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6pt" fo:font-weight="bold" style:font-size-asian="8pt" style:font-size-complex="8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30pt" fo:font-weight="bold" style:font-size-asian="8pt" style:font-size-complex="8pt"/>
    </style:style>
    <style:style style:name="ch6" style:family="chart" style:data-style-name="N0">
      <style:chart-properties chart:display-label="true" chart:logarithmic="false" chart:interval-major="0.1" chart:reverse-direction="false" text:line-break="false" chart:link-data-style-to-source="false" chart:axis-position="1"/>
      <style:graphic-properties svg:stroke-color="#b3b3b3"/>
      <style:text-properties fo:font-size="32pt" fo:font-weight="bold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18pt" fo:font-weight="bold" style:font-size-asian="6pt" style:font-size-complex="6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fill-color="#ff420e"/>
      <style:text-properties fo:font-size="18pt" fo:font-weight="bold" style:font-size-asian="6pt" style:font-size-complex="6pt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fill-color="#ffd320"/>
      <style:text-properties fo:font-size="18pt" fo:font-weight="bold" style:font-size-asian="6pt" style:font-size-complex="6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fill-color="#579d1c"/>
      <style:text-properties fo:font-size="18pt" fo:font-weight="bold" style:font-size-asian="6pt" style:font-size-complex="6pt"/>
    </style:style>
    <style:style style:name="ch12" style:family="chart" style:data-style-name="N0">
      <style:chart-properties chart:link-data-style-to-source="false" chart:data-label-number="value" chart:data-label-text="false" chart:data-label-symbol="false"/>
      <style:graphic-properties draw:fill-color="#7e0021"/>
      <style:text-properties fo:font-size="18pt" fo:font-weight="bold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001cm" svg:height="21.001cm" xlink:href="." xlink:type="simple" chart:class="chart:bar" chart:style-name="ch1">
        <chart:title svg:x="1.014cm" svg:y="0.245cm" chart:style-name="ch2">
          <text:p> Selected CIV Loops on Up To 16 Procs </text:p>
        </chart:title>
        <chart:legend svg:x="14.097cm" svg:y="2.517cm" style:legend-expansion="custom" chartooo:width="5.167cm" chartooo:height="6.398cm" style:legend-expansion-aspect-ratio="0.807596123788684" chart:style-name="ch3"/>
        <chart:plot-area chart:style-name="ch4" chart:data-source-has-labels="both" svg:x="0.267cm" svg:y="2.518cm" svg:width="27.338cm" svg:height="17.621cm">
          <chartooo:coordinate-region svg:x="2.557cm" svg:y="2.518cm" svg:width="25.048cm" svg:height="16.154cm"/>
          <chart:axis chart:dimension="x" chart:name="primary-x" chart:style-name="ch5" chartooo:axis-type="text"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bar">
            <chart:data-point chart:repeated="5"/>
          </chart:series>
          <chart:series chart:style-name="ch9" chart:values-cell-range-address="local-table.$C$2:.$C$6" chart:label-cell-address="local-table.$C$1" chart:class="chart:bar">
            <chart:data-point chart:repeated="5"/>
          </chart:series>
          <chart:series chart:style-name="ch10" chart:values-cell-range-address="local-table.$D$2:.$D$6" chart:label-cell-address="local-table.$D$1" chart:class="chart:bar">
            <chart:data-point chart:repeated="5"/>
          </chart:series>
          <chart:series chart:style-name="ch11" chart:values-cell-range-address="local-table.$E$2:.$E$6" chart:label-cell-address="local-table.$E$1" chart:class="chart:bar">
            <chart:data-point chart:repeated="5"/>
          </chart:series>
          <chart:series chart:style-name="ch12" chart:values-cell-range-address="local-table.$F$2:.$F$6" chart:label-cell-address="local-table.$F$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</text:p>
              </table:table-cell>
              <table:table-cell office:value-type="string">
                <text:p>2 Procs</text:p>
              </table:table-cell>
              <table:table-cell office:value-type="string">
                <text:p>4 Procs</text:p>
              </table:table-cell>
              <table:table-cell office:value-type="string">
                <text:p>8 Procs</text:p>
              </table:table-cell>
              <table:table-cell office:value-type="string">
                <text:p>16 Procs</text:p>
              </table:table-cell>
            </table:table-row>
          </table:table-header-rows>
          <table:table-rows>
            <table:table-row>
              <table:table-cell office:value-type="string">
                <text:p>FPTRAK</text:p>
              </table:table-cell>
              <table:table-cell office:value-type="float" office:value="1.91011235955056">
                <text:p>1.91011235955056</text:p>
              </table:table-cell>
              <table:table-cell office:value-type="float" office:value="1.00786516853933">
                <text:p>1.00786516853933</text:p>
              </table:table-cell>
              <table:table-cell office:value-type="float" office:value="0.557303370786517">
                <text:p>0.557303370786517</text:p>
              </table:table-cell>
              <table:table-cell office:value-type="float" office:value="0.407865168539326">
                <text:p>0.407865168539326</text:p>
              </table:table-cell>
              <table:table-cell office:value-type="float" office:value="0.31685393258427">
                <text:p>0.31685393258427</text:p>
              </table:table-cell>
            </table:table-row>
            <table:table-row>
              <table:table-cell office:value-type="string">
                <text:p>EXTEND</text:p>
              </table:table-cell>
              <table:table-cell office:value-type="float" office:value="1.82567567567568">
                <text:p>1.82567567567568</text:p>
              </table:table-cell>
              <table:table-cell office:value-type="float" office:value="0.944594594594595">
                <text:p>0.944594594594595</text:p>
              </table:table-cell>
              <table:table-cell office:value-type="float" office:value="0.504054054054054">
                <text:p>0.504054054054054</text:p>
              </table:table-cell>
              <table:table-cell office:value-type="float" office:value="0.314864864864865">
                <text:p>0.314864864864865</text:p>
              </table:table-cell>
              <table:table-cell office:value-type="float" office:value="0.22972972972973">
                <text:p>0.22972972972973</text:p>
              </table:table-cell>
            </table:table-row>
            <table:table-row>
              <table:table-cell office:value-type="string">
                <text:p>ACCEL</text:p>
              </table:table-cell>
              <table:table-cell office:value-type="float" office:value="1.00523462329407">
                <text:p>1.00523462329407</text:p>
              </table:table-cell>
              <table:table-cell office:value-type="float" office:value="0.521966722751916">
                <text:p>0.521966722751916</text:p>
              </table:table-cell>
              <table:table-cell office:value-type="float" office:value="0.269022247149">
                <text:p>0.269022247149</text:p>
              </table:table-cell>
              <table:table-cell office:value-type="float" office:value="0.14301738642737">
                <text:p>0.14301738642737</text:p>
              </table:table-cell>
              <table:table-cell office:value-type="float" office:value="0.0923537109740138">
                <text:p>0.0923537109740138</text:p>
              </table:table-cell>
            </table:table-row>
            <table:table-row>
              <table:table-cell office:value-type="string">
                <text:p>PRICE_I</text:p>
              </table:table-cell>
              <table:table-cell office:value-type="float" office:value="1.02315270935961">
                <text:p>1.02315270935961</text:p>
              </table:table-cell>
              <table:table-cell office:value-type="float" office:value="0.51871921182266">
                <text:p>0.51871921182266</text:p>
              </table:table-cell>
              <table:table-cell office:value-type="float" office:value="0.267980295566502">
                <text:p>0.267980295566502</text:p>
              </table:table-cell>
              <table:table-cell office:value-type="float" office:value="0.144827586206897">
                <text:p>0.144827586206897</text:p>
              </table:table-cell>
              <table:table-cell office:value-type="float" office:value="0.0832512315270936">
                <text:p>0.0832512315270936</text:p>
              </table:table-cell>
            </table:table-row>
            <table:table-row>
              <table:table-cell office:value-type="string">
                <text:p>PRICE_R</text:p>
              </table:table-cell>
              <table:table-cell office:value-type="float" office:value="1.27897435897436">
                <text:p>1.27897435897436</text:p>
              </table:table-cell>
              <table:table-cell office:value-type="float" office:value="0.61025641025641">
                <text:p>0.61025641025641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0.176410256410256">
                <text:p>0.176410256410256</text:p>
              </table:table-cell>
              <table:table-cell office:value-type="float" office:value="0.104615384615385">
                <text:p>0.1046153846153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